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1pt" style:text-underline-style="solid" style:text-underline-width="auto" style:text-underline-color="font-color" fo:font-weight="bold" officeooo:rsid="00440308" officeooo:paragraph-rsid="00440308" style:font-size-asian="11pt" style:font-weight-asian="bold" style:font-size-complex="11pt" style:font-weight-complex="bold"/>
    </style:style>
    <style:style style:name="P2" style:family="paragraph" style:parent-style-name="Standard">
      <style:paragraph-properties fo:text-align="center" style:justify-single-word="false"/>
      <style:text-properties style:font-name="Liberation Serif" fo:font-size="11pt" style:text-underline-style="solid" style:text-underline-width="auto" style:text-underline-color="font-color" fo:font-weight="bold" officeooo:rsid="003d10f3" officeooo:paragraph-rsid="003d10f3"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Liberation Serif" fo:font-size="11pt" officeooo:rsid="001b6089" officeooo:paragraph-rsid="003efd0e" style:font-size-asian="11pt" style:font-size-complex="11pt"/>
    </style:style>
    <style:style style:name="P4" style:family="paragraph" style:parent-style-name="Standard">
      <style:text-properties style:font-name="Liberation Serif" fo:font-size="11pt" officeooo:rsid="00440308" officeooo:paragraph-rsid="00440308" style:font-size-asian="11pt" style:font-size-complex="11pt"/>
    </style:style>
    <style:style style:name="P5" style:family="paragraph" style:parent-style-name="Standard">
      <style:paragraph-properties fo:text-align="center" style:justify-single-word="false"/>
      <style:text-properties style:font-name="Liberation Serif" fo:font-size="11pt" officeooo:paragraph-rsid="00466906" style:font-size-asian="11pt" style:font-size-complex="11pt"/>
    </style:style>
    <style:style style:name="P6" style:family="paragraph" style:parent-style-name="Standard">
      <style:text-properties style:font-name="Liberation Serif" fo:font-size="11pt" style:text-underline-style="none" fo:font-weight="bold" officeooo:rsid="00440308" officeooo:paragraph-rsid="00440308"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440308" officeooo:paragraph-rsid="00440308"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044abbc" officeooo:paragraph-rsid="0044abbc"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0466906" officeooo:paragraph-rsid="00466906" style:font-size-asian="11pt" style:font-weight-asian="bold" style:font-size-complex="11pt" style:font-weight-complex="bold"/>
    </style:style>
    <style:style style:name="P10" style:family="paragraph" style:parent-style-name="Standard">
      <style:text-properties style:font-name="Liberation Serif" fo:font-size="11pt" fo:font-weight="normal" officeooo:rsid="00440308" officeooo:paragraph-rsid="00440308"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440308" officeooo:paragraph-rsid="0044abbc" style:font-size-asian="11pt" style:font-weight-asian="normal" style:font-size-complex="11pt" style:font-weight-complex="normal"/>
    </style:style>
    <style:style style:name="P12" style:family="paragraph" style:parent-style-name="Standard">
      <style:text-properties style:font-name="Liberation Serif" fo:font-size="11pt" fo:font-weight="normal" officeooo:rsid="00466906" officeooo:paragraph-rsid="00466906"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style:font-name="Liberation Serif" fo:font-size="11pt" fo:font-style="italic" style:text-underline-style="solid" style:text-underline-width="auto" style:text-underline-color="font-color" fo:font-weight="bold" officeooo:rsid="001b76da" officeooo:paragraph-rsid="00466906" style:font-size-asian="11pt" style:font-style-asian="italic" style:font-weight-asian="bold" style:font-name-complex="Tahoma" style:font-size-complex="11pt" style:font-weight-complex="bold"/>
    </style:style>
    <style:style style:name="P14" style:family="paragraph" style:parent-style-name="Standard">
      <style:paragraph-properties fo:padding-left="0in" fo:padding-right="0in" fo:padding-top="0in" fo:padding-bottom="0.0138in" fo:border-left="none" fo:border-right="none" fo:border-top="none" fo:border-bottom="1.5pt solid #000000"/>
      <style:text-properties fo:color="#a6a6a6" style:font-name="Liberation Serif" fo:font-size="11pt" fo:font-style="italic" officeooo:paragraph-rsid="00466906" style:font-size-asian="11pt" style:font-style-asian="italic" style:font-name-complex="Impact" style:font-size-complex="11pt"/>
    </style:style>
    <style:style style:name="P15" style:family="paragraph" style:parent-style-name="Standard">
      <style:paragraph-properties fo:text-align="center" style:justify-single-word="false"/>
      <style:text-properties style:font-name="Liberation Serif" fo:font-size="11pt" fo:font-style="italic" officeooo:paragraph-rsid="00466906" style:font-size-asian="11pt" style:font-style-asian="italic" style:font-name-complex="Tahoma" style:font-size-complex="11pt"/>
    </style:style>
    <style:style style:name="P16" style:family="paragraph" style:parent-style-name="Standard">
      <style:text-properties style:font-name="Liberation Serif" fo:font-size="11pt" fo:font-style="italic" officeooo:paragraph-rsid="00466906" style:font-size-asian="11pt" style:font-style-asian="italic" style:font-name-complex="Arial" style:font-size-complex="11pt"/>
    </style:style>
    <style:style style:name="T1" style:family="text">
      <style:text-properties officeooo:rsid="0044abbc"/>
    </style:style>
    <style:style style:name="T2" style:family="text">
      <style:text-properties officeooo:rsid="00466906"/>
    </style:style>
    <style:style style:name="T3" style:family="text">
      <style:text-properties style:font-name-asian="Impact"/>
    </style:style>
    <style:style style:name="T4" style:family="text">
      <style:text-properties fo:font-style="italic" style:font-style-asian="italic" style:font-name-complex="Tahoma"/>
    </style:style>
    <style:style style:name="T5" style:family="text">
      <style:text-properties fo:font-style="italic" officeooo:rsid="00466906" style:font-style-asian="italic" style:font-name-complex="Tahoma"/>
    </style:style>
    <style:style style:name="T6" style:family="text">
      <style:text-properties fo:font-style="italic" officeooo:rsid="00467604" style:font-style-asian="italic" style:font-name-complex="Tahom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nja 400 Damage Parts Pricing </text:p>
      <text:p text:style-name="P1"/>
      <text:p text:style-name="P5"><text:span text:style-name="T4">The prices </text:span><text:span text:style-name="T6">below</text:span><text:span text:style-name="T4"> include </text:span><text:span text:style-name="T5">a </text:span><text:span text:style-name="T4">labour rate of $</text:span><text:span text:style-name="T5">4</text:span><text:span text:style-name="T4">5 an hour.</text:span></text:p>
      <text:p text:style-name="P15"/>
      <text:p text:style-name="P13"><text:span text:style-name="T2">NINJA 400 </text:span>INSURANCE DEDUCTIBLE - $<text:span text:style-name="T2">800</text:span></text:p>
      <text:p text:style-name="P2"/>
      <text:p text:style-name="P3"/>
      <text:p text:style-name="P6">FOOTPEGS:</text:p>
      <text:p text:style-name="P4">Right: $45</text:p>
      <text:p text:style-name="P4">Left: $45</text:p>
      <text:p text:style-name="P4"/>
      <text:p text:style-name="P7">LEVERS:</text:p>
      <text:p text:style-name="P10">Clutch side: $45</text:p>
      <text:p text:style-name="P10">Brake side: $45</text:p>
      <text:p text:style-name="P10"/>
      <text:p text:style-name="P8">BAR-ENDS:</text:p>
      <text:p text:style-name="P11">Clutch side: $45</text:p>
      <text:p text:style-name="P11">Brake side: $45</text:p>
      <text:p text:style-name="P10"/>
      <text:p text:style-name="P7">VORTEX REARSETS:</text:p>
      <text:p text:style-name="P10">Left: $200</text:p>
      <text:p text:style-name="P10">Right: $200</text:p>
      <text:p text:style-name="P7"/>
      <text:p text:style-name="P7">WINDSHIELD:</text:p>
      <text:p text:style-name="P10">$120</text:p>
      <text:p text:style-name="P10"/>
      <text:p text:style-name="P7">MAGURA <text:span text:style-name="T1">HC1 </text:span>BRAKE MASTER CYLINDER:</text:p>
      <text:p text:style-name="P10">$<text:span text:style-name="T1">550</text:span></text:p>
      <text:p text:style-name="P10"/>
      <text:p text:style-name="P9">FORKS:</text:p>
      <text:p text:style-name="P12">Right: $600</text:p>
      <text:p text:style-name="P12">Left: $600</text:p>
      <text:p text:style-name="P10"/>
      <text:p text:style-name="P11"/>
      <text:p text:style-name="P14"><text:span text:style-name="T3"><text:s/></text:span>SIGNATURE<text:tab/><text:tab/><text:tab/><text:tab/>PRINT NAME<text:tab/><text:tab/><text:tab/><text:tab/>DATE</text:p>
      <text:p text:style-name="P16">I understand that I will be held responsible for any damage to the rental bike that has been provided to me and all damages must be paid in full prior to returning to the course. </text:p>
      <text:p text:style-name="P16"/>
      <text:p text:style-name="P16">I understand that any parts damaged not listed will be billed at the OEM cost of damaged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17:21.220094464</meta:creation-date>
    <dc:date>2020-08-22T16:24:09.871931955</dc:date>
    <meta:editing-duration>PT43M50S</meta:editing-duration>
    <meta:editing-cycles>30</meta:editing-cycles>
    <meta:generator>LibreOffice/6.1.5.2$Linux_X86_64 LibreOffice_project/10$Build-2</meta:generator>
    <meta:document-statistic meta:table-count="0" meta:image-count="0" meta:object-count="0" meta:page-count="1" meta:paragraph-count="25" meta:word-count="117" meta:character-count="650" meta:non-whitespace-character-count="549"/>
  </office:meta>
</office:document-meta>
</file>